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9pt" style:font-size-asian="9pt" style:font-size-complex="9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letter-spacing="normal" fo:font-style="normal" fo:font-weight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letter-spacing="normal" fo:font-style="normal" fo:font-weight="normal" officeooo:rsid="0003c0cb" officeooo:paragraph-rsid="0003c0cb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letter-spacing="normal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letter-spacing="normal" officeooo:paragraph-rsid="0003c0cb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 officeooo:rsid="0003c0cb" officeooo:paragraph-rsid="0003c0cb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fo:font-size="9pt" fo:letter-spacing="normal" fo:font-style="normal" fo:font-weight="normal" officeooo:rsid="0003c0cb" officeooo:paragraph-rsid="0003c0cb" style:font-size-asian="9pt" style:font-size-complex="9pt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font-size="16pt" fo:letter-spacing="normal" fo:font-style="normal" fo:font-weight="bold" officeooo:rsid="0003c0cb" officeooo:paragraph-rsid="0003c0cb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9pt" style:font-size-asian="9pt" style:font-size-complex="9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9pt" style:font-size-asian="9pt" style:font-size-complex="9pt"/>
    </style:style>
    <style:style style:name="T1" style:family="text">
      <style:text-properties officeooo:rsid="0003c0cb"/>
    </style:style>
    <style:style style:name="T2" style:family="text">
      <style:text-properties fo:font-style="normal" fo:font-weight="normal"/>
    </style:style>
    <style:style style:name="T3" style:family="text">
      <style:text-properties fo:font-style="normal" fo:font-weight="normal" officeooo:rsid="0003c0cb"/>
    </style:style>
    <style:style style:name="T4" style:family="text">
      <style:text-properties fo:color="#8dcbe2" style:font-name="Monospace" fo:font-size="10pt" style:font-size-asian="10pt"/>
    </style:style>
    <style:style style:name="T5" style:family="text">
      <style:text-properties fo:color="#8dcbe2" style:font-name="Monospace" fo:font-size="10pt" fo:background-color="#414104" loext:char-shading-value="0" style:font-size-asian="10pt"/>
    </style:style>
    <style:style style:name="T6" style:family="text">
      <style:text-properties fo:color="#d8d8d8" style:font-name="Monospace" fo:font-size="10pt" style:font-size-asian="10pt"/>
    </style:style>
    <style:style style:name="T7" style:family="text">
      <style:text-properties fo:color="#d8d8d8" style:font-name="Monospace" fo:font-size="10pt" fo:background-color="#414104" loext:char-shading-value="0" style:font-size-asian="10pt"/>
    </style:style>
    <style:style style:name="T8" style:family="text">
      <style:text-properties fo:color="#3eabe6" style:font-name="Monospace" fo:font-size="10pt" style:font-size-asian="10pt"/>
    </style:style>
    <style:style style:name="T9" style:family="text">
      <style:text-properties fo:color="#d25252" style:font-name="Monospace" fo:font-size="10pt" style:font-size-asian="10pt"/>
    </style:style>
    <style:style style:name="T10" style:family="text">
      <style:text-properties fo:color="#bed6ff" style:font-name="Monospace" fo:font-size="10pt" style:font-size-asian="10pt"/>
    </style:style>
    <style:style style:name="T11" style:family="text">
      <style:text-properties fo:color="#bed6ff" style:font-name="Monospace" fo:font-size="10pt" style:text-underline-style="solid" style:text-underline-width="auto" style:text-underline-color="font-color" style:font-size-asian="10pt"/>
    </style:style>
    <style:style style:name="T12" style:family="text">
      <style:text-properties fo:color="#efc090" style:font-name="Monospace" fo:font-size="10pt" style:font-size-asian="10pt"/>
    </style:style>
    <style:style style:name="T13" style:family="text">
      <style:text-properties fo:color="#7fb347" style:font-name="Monospace" fo:font-size="10pt" style:font-size-asian="10pt"/>
    </style:style>
    <style:style style:name="T14" style:family="text">
      <style:text-properties fo:color="#ffffff" style:font-name="Monospace" fo:font-size="10pt" style:font-size-asian="10pt"/>
    </style:style>
    <style:style style:name="T15" style:family="text">
      <style:text-properties fo:color="#ffc600" style:font-name="Monospace" fo:font-size="10pt" style:font-size-asian="10pt"/>
    </style:style>
    <style:style style:name="T16" style:family="text">
      <style:text-properties fo:color="#79abff" style:font-name="Monospace" fo:font-size="10pt" style:font-size-asian="10pt"/>
    </style:style>
    <style:style style:name="T17" style:family="text">
      <style:text-properties style:font-name="Monospace" fo:font-size="10pt" style:font-size-asian="10pt"/>
    </style:style>
    <style:style style:name="T18" style:family="text">
      <style:text-properties style:font-name="Monospace" fo:font-size="10pt" style:font-size-asian="10pt"/>
    </style:style>
    <style:style style:name="T19" style:family="text">
      <style:text-properties style:font-name="Monospace" fo:font-size="10pt" style:font-size-asian="10pt"/>
    </style:style>
    <style:style style:name="T20" style:family="text">
      <style:text-properties style:font-name="Monospace" fo:font-size="10pt" style:font-size-asian="10pt"/>
    </style:style>
    <style:style style:name="T21" style:family="text">
      <style:text-properties style:font-name="Monospace" fo:font-size="10pt" style:font-size-asian="10pt"/>
    </style:style>
    <style:style style:name="T22" style:family="text">
      <style:text-properties style:font-name="Monospace" fo:font-size="10pt" style:font-size-asian="10pt"/>
    </style:style>
    <style:style style:name="T23" style:family="text">
      <style:text-properties style:font-name="Monospace" fo:font-size="10pt" style:font-size-asian="10pt"/>
    </style:style>
    <style:style style:name="T24" style:family="text">
      <style:text-properties style:font-name="Monospace" fo:font-size="10pt" style:font-size-asian="10pt"/>
    </style:style>
    <style:style style:name="T25" style:family="text">
      <style:text-properties style:font-name="Monospace" fo:font-size="10pt" style:font-size-asian="10pt"/>
    </style:style>
    <style:style style:name="T26" style:family="text">
      <style:text-properties style:font-name="Monospace" fo:font-size="10pt" style:font-size-asian="10pt"/>
    </style:style>
    <style:style style:name="T27" style:family="text">
      <style:text-properties style:font-name="Monospace" fo:font-size="10pt" style:text-underline-style="solid" style:text-underline-width="auto" style:text-underline-color="font-color" style:font-size-asian="10pt"/>
    </style:style>
    <style:style style:name="T28" style:family="text">
      <style:text-properties style:font-name="Monospace" fo:font-size="10pt" fo:background-color="#414104" loext:char-shading-value="0" style:font-size-asian="10pt"/>
    </style:style>
    <style:style style:name="T29" style:family="text">
      <style:text-properties style:font-name="Monospace" fo:font-size="10pt" fo:background-color="#414104" loext:char-shading-value="0" style:font-size-asian="10pt"/>
    </style:style>
    <style:style style:name="T30" style:family="text">
      <style:text-properties style:font-name="Monospa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<text:line-break/></text:span><text:span text:style-name="T3">1.</text:span><text:span text:style-name="T2">Write classes to hold Account, SB-Account and Current-Account details. [Here implements the concept of inheritance]. The common properties of the account are Account number, name and amount.Specifics of SB account is 4% interest to be paid per month.</text:span></text:p>
      <text:p text:style-name="P5">•<text:span text:style-name="T2">Implement the run-time polymorphism by creating base class variable and derived class object.</text:span></text:p>
      <text:p text:style-name="P4">•<text:span text:style-name="T2">Ask the user for which type of account to be created then create the corresponding account (Note: Use scanner class).</text:span></text:p>
      <text:p text:style-name="P4">•<text:span text:style-name="T2">Implement function overriding by having deposit and withdraw functions and</text:span></text:p>
      <text:p text:style-name="P4">•<text:span text:style-name="T2">perform the required action accordingly.Ensure base class can’t be instantiated. (Note: Abstract keyword can be used).</text:span></text:p>
      <text:p text:style-name="P2">2.Define the minimum balance for the both the type of accounts. Use final keyword to cr</text:p>
      <text:p text:style-name="P2">eate constants.Ensure sb account class and current account class will cannot be used as base classes (Note: You can use final classes).<text:span text:style-name="T1">\</text:span></text:p>
      <text:p text:style-name="P2"/>
      <text:p text:style-name="P3">code:</text:p>
      <text:p text:style-name="P3"/>
      <text:p text:style-name="P6"><text:span text:style-name="T17">package</text:span><text:span text:style-name="T17"> module01;</text:span></text:p>
      <text:p text:style-name="P9"/>
      <text:p text:style-name="P11"><text:span text:style-name="T17">import</text:span><text:span text:style-name="T17"> java.util.Scanner;</text:span></text:p>
      <text:p text:style-name="P9"/>
      <text:p text:style-name="P9"/>
      <text:p text:style-name="P11"><text:span text:style-name="T17">abstract</text:span><text:span text:style-name="T17"> </text:span><text:span text:style-name="T17">class</text:span><text:span text:style-name="T17"> </text:span><text:span text:style-name="T17">account</text:span><text:span text:style-name="T17"> {</text:span></text:p>
      <text:p text:style-name="P11"><text:span text:style-name="T17"><text:tab/> <text:s text:c="2"/></text:span><text:span text:style-name="T17">String</text:span><text:span text:style-name="T17"> </text:span><text:span text:style-name="T17">name</text:span><text:span text:style-name="T17">;</text:span></text:p>
      <text:p text:style-name="P11"><text:span text:style-name="T17"><text:tab/> <text:s text:c="2"/></text:span><text:span text:style-name="T17">int</text:span><text:span text:style-name="T17"> </text:span><text:span text:style-name="T17">acc_no</text:span><text:span text:style-name="T17">;</text:span></text:p>
      <text:p text:style-name="P11"><text:span text:style-name="T17"><text:tab/> <text:s text:c="2"/></text:span><text:span text:style-name="T17">int</text:span><text:span text:style-name="T17"> </text:span><text:span text:style-name="T17">balance</text:span><text:span text:style-name="T17">;</text:span></text:p>
      <text:p text:style-name="P11"><text:span text:style-name="T17"><text:tab/> <text:s text:c="2"/></text:span><text:span text:style-name="T17">static</text:span><text:span text:style-name="T17"> </text:span><text:span text:style-name="T17">final</text:span><text:span text:style-name="T17"> </text:span><text:span text:style-name="T17">int</text:span><text:span text:style-name="T17"> </text:span><text:span text:style-name="T17">min_bal</text:span><text:span text:style-name="T17">=</text:span><text:span text:style-name="T17">500</text:span><text:span text:style-name="T17">;</text:span></text:p>
      <text:p text:style-name="P11"><text:span text:style-name="T17"><text:tab/> <text:s text:c="2"/></text:span><text:span text:style-name="T17">Scanner</text:span><text:span text:style-name="T17"> </text:span><text:span text:style-name="T17">sc</text:span><text:span text:style-name="T17">= </text:span><text:span text:style-name="T17">new</text:span><text:span text:style-name="T17"> </text:span><text:span text:style-name="T17">Scanner</text:span><text:span text:style-name="T17">(</text:span><text:span text:style-name="T17">System</text:span><text:span text:style-name="T17">.</text:span><text:span text:style-name="T17">in</text:span><text:span text:style-name="T17">);</text:span></text:p>
      <text:p text:style-name="P11"><text:span text:style-name="T17"><text:tab/> <text:s text:c="2"/></text:span><text:span text:style-name="T17">void</text:span><text:span text:style-name="T17"> </text:span><text:span text:style-name="T17">open_account</text:span><text:span text:style-name="T17">()</text:span></text:p>
      <text:p text:style-name="P11"><text:span text:style-name="T17"><text:tab/><text:tab/>{</text:span></text:p>
      <text:p text:style-name="P11"><text:span text:style-name="T17"><text:tab/><text:tab/><text:tab/></text:span><text:span text:style-name="T17">int</text:span><text:span text:style-name="T17"> </text:span><text:span text:style-name="T17">bal</text:span><text:span text:style-name="T17">;</text:span></text:p>
      <text:p text:style-name="P11"><text:span text:style-name="T17"><text:tab/><text:tab/><text:tab/></text:span><text:span text:style-name="T17">System</text:span><text:span text:style-name="T17">.</text:span><text:span text:style-name="T17">out</text:span><text:span text:style-name="T17">.</text:span><text:span text:style-name="T17">println</text:span><text:span text:style-name="T17">(</text:span><text:span text:style-name="T17">"enter name for account"</text:span><text:span text:style-name="T17">);</text:span></text:p>
      <text:p text:style-name="P11"><text:span text:style-name="T17"><text:tab/><text:tab/><text:tab/></text:span><text:span text:style-name="T17">name</text:span><text:span text:style-name="T17">= </text:span><text:span text:style-name="T17">sc</text:span><text:span text:style-name="T17">.</text:span><text:span text:style-name="T17">nextLine</text:span><text:span text:style-name="T17">();</text:span></text:p>
      <text:p text:style-name="P11"><text:span text:style-name="T17"><text:tab/><text:tab/><text:tab/></text:span><text:span text:style-name="T17">System</text:span><text:span text:style-name="T17">.</text:span><text:span text:style-name="T17">out</text:span><text:span text:style-name="T17">.</text:span><text:span text:style-name="T17">println</text:span><text:span text:style-name="T17">(</text:span><text:span text:style-name="T17">"enter Account number"</text:span><text:span text:style-name="T17">);</text:span></text:p>
      <text:p text:style-name="P11"><text:span text:style-name="T17"><text:tab/><text:tab/><text:tab/></text:span><text:span text:style-name="T17">acc_no</text:span><text:span text:style-name="T17">= </text:span><text:span text:style-name="T17">sc</text:span><text:span text:style-name="T17">.</text:span><text:span text:style-name="T17">nextInt</text:span><text:span text:style-name="T17">();</text:span></text:p>
      <text:p text:style-name="P11"><text:span text:style-name="T17"><text:tab/><text:tab/><text:tab/></text:span><text:span text:style-name="T17">System</text:span><text:span text:style-name="T17">.</text:span><text:span text:style-name="T17">out</text:span><text:span text:style-name="T17">.</text:span><text:span text:style-name="T17">println</text:span><text:span text:style-name="T17">(</text:span><text:span text:style-name="T17">"Enter account opening balance"</text:span><text:span text:style-name="T17">);</text:span></text:p>
      <text:p text:style-name="P11"><text:span text:style-name="T17"><text:tab/><text:tab/><text:tab/></text:span><text:span text:style-name="T17">bal</text:span><text:span text:style-name="T17">= </text:span><text:span text:style-name="T17">sc</text:span><text:span text:style-name="T17">.</text:span><text:span text:style-name="T17">nextInt</text:span><text:span text:style-name="T17">();</text:span></text:p>
      <text:p text:style-name="P11"><text:span text:style-name="T17"><text:tab/><text:tab/><text:tab/></text:span><text:span text:style-name="T17">if</text:span><text:span text:style-name="T17">(</text:span><text:span text:style-name="T17">bal</text:span><text:span text:style-name="T17"> &gt;= </text:span><text:span text:style-name="T17">min_bal</text:span><text:span text:style-name="T17">)</text:span></text:p>
      <text:p text:style-name="P11"><text:span text:style-name="T17"><text:tab/><text:tab/><text:tab/>{</text:span></text:p>
      <text:p text:style-name="P11"><text:span text:style-name="T17"><text:tab/><text:tab/><text:tab/><text:tab/></text:span><text:span text:style-name="T17">balance</text:span><text:span text:style-name="T17">+=</text:span><text:span text:style-name="T17">bal</text:span><text:span text:style-name="T17">;</text:span></text:p>
      <text:p text:style-name="P11"><text:span text:style-name="T17"><text:tab/><text:tab/><text:tab/>}</text:span></text:p>
      <text:p text:style-name="P11"><text:span text:style-name="T17"><text:tab/><text:tab/><text:tab/></text:span><text:span text:style-name="T17">else</text:span></text:p>
      <text:p text:style-name="P11"><text:span text:style-name="T17"><text:tab/><text:tab/><text:tab/>{</text:span></text:p>
      <text:p text:style-name="P11"><text:span text:style-name="T17"><text:tab/><text:tab/><text:tab/><text:tab/></text:span><text:span text:style-name="T17">System</text:span><text:span text:style-name="T17">.</text:span><text:span text:style-name="T17">out</text:span><text:span text:style-name="T17">.</text:span><text:span text:style-name="T17">println</text:span><text:span text:style-name="T17">(</text:span><text:span text:style-name="T17">"Deposit more amount please.."</text:span><text:span text:style-name="T17">);</text:span></text:p>
      <text:p text:style-name="P11"><text:span text:style-name="T17"><text:tab/><text:tab/><text:tab/>}</text:span></text:p>
      <text:p text:style-name="P11"><text:span text:style-name="T17"><text:tab/><text:tab/>}</text:span></text:p>
      <text:p text:style-name="P11"><text:span text:style-name="T17"><text:tab/> <text:s text:c="2"/><text:tab/></text:span><text:span text:style-name="T17">abstract</text:span><text:span text:style-name="T17"> </text:span><text:span text:style-name="T17">void</text:span><text:span text:style-name="T17"> </text:span><text:span text:style-name="T17">deposit</text:span><text:span text:style-name="T17">();</text:span></text:p>
      <text:p text:style-name="P11"><text:span text:style-name="T17"><text:tab/> <text:s text:c="2"/><text:tab/></text:span><text:span text:style-name="T17">abstract</text:span><text:span text:style-name="T17"> </text:span><text:span text:style-name="T17">void</text:span><text:span text:style-name="T17"> </text:span><text:span text:style-name="T17">withdraw</text:span><text:span text:style-name="T17">();</text:span></text:p>
      <text:p text:style-name="P11"><text:span text:style-name="T17"><text:tab/> <text:s text:c="2"/></text:span></text:p>
      <text:p text:style-name="P11"><text:span text:style-name="T17">}</text:span></text:p>
      <text:p text:style-name="P9"/>
      <text:p text:style-name="P11"><text:span text:style-name="T17">class</text:span><text:span text:style-name="T17"> </text:span><text:span text:style-name="T17">sb_Account</text:span><text:span text:style-name="T17"> </text:span><text:span text:style-name="T17">extends</text:span><text:span text:style-name="T17"> </text:span><text:span text:style-name="T17">account</text:span></text:p>
      <text:p text:style-name="P11"><text:span text:style-name="T17">{</text:span></text:p>
      <text:p text:style-name="P11"><text:span text:style-name="T17"><text:tab/></text:span><text:span text:style-name="T17">Scanner</text:span><text:span text:style-name="T17"> </text:span><text:span text:style-name="T17">sb1</text:span><text:span text:style-name="T17">= </text:span><text:span text:style-name="T17">new</text:span><text:span text:style-name="T17"> </text:span><text:span text:style-name="T17">Scanner</text:span><text:span text:style-name="T17">(</text:span><text:span text:style-name="T17">System</text:span><text:span text:style-name="T17">.</text:span><text:span text:style-name="T17">in</text:span><text:span text:style-name="T17">);</text:span></text:p>
      <text:p text:style-name="P11"><text:span text:style-name="T17"><text:tab/></text:span><text:span text:style-name="T17">void</text:span><text:span text:style-name="T17"> </text:span><text:span text:style-name="T17">deposit</text:span><text:span text:style-name="T17">()</text:span></text:p>
      <text:p text:style-name="P11"><text:span text:style-name="T17"><text:tab/>{</text:span></text:p>
      <text:p text:style-name="P11"><text:span text:style-name="T17"><text:tab/><text:tab/></text:span><text:span text:style-name="T17">int</text:span><text:span text:style-name="T17"> </text:span><text:span text:style-name="T17">amt</text:span><text:span text:style-name="T17">;</text:span></text:p>
      <text:p text:style-name="P11"><text:span text:style-name="T17"><text:tab/><text:tab/></text:span><text:span text:style-name="T17">System</text:span><text:span text:style-name="T17">.</text:span><text:span text:style-name="T17">out</text:span><text:span text:style-name="T17">.</text:span><text:span text:style-name="T17">println</text:span><text:span text:style-name="T17">(</text:span><text:span text:style-name="T17">"Enter Amount U Want to Deposit : "</text:span><text:span text:style-name="T17">);</text:span></text:p>
      <text:p text:style-name="P11"><text:span text:style-name="T17"><text:tab/><text:tab/></text:span><text:span text:style-name="T17">amt</text:span><text:span text:style-name="T17">=</text:span><text:span text:style-name="T17">sb1</text:span><text:span text:style-name="T17">.</text:span><text:span text:style-name="T17">nextInt</text:span><text:span text:style-name="T17">();</text:span></text:p>
      <text:p text:style-name="P11"><text:span text:style-name="T17"><text:tab/><text:tab/></text:span><text:span text:style-name="T17">balance</text:span><text:span text:style-name="T17">=</text:span><text:span text:style-name="T17">balance</text:span><text:span text:style-name="T17">+</text:span><text:span text:style-name="T17">amt</text:span><text:span text:style-name="T17">;</text:span></text:p>
      <text:p text:style-name="P11"><text:soft-page-break/><text:span text:style-name="T17"><text:tab/><text:tab/></text:span></text:p>
      <text:p text:style-name="P11"><text:span text:style-name="T17"><text:tab/>}</text:span></text:p>
      <text:p text:style-name="P11"><text:span text:style-name="T17"><text:tab/></text:span><text:span text:style-name="T17">void</text:span><text:span text:style-name="T17"> </text:span><text:span text:style-name="T17">withdraw</text:span><text:span text:style-name="T17">()</text:span></text:p>
      <text:p text:style-name="P11"><text:span text:style-name="T17"><text:tab/>{</text:span></text:p>
      <text:p text:style-name="P11"><text:span text:style-name="T17"><text:tab/><text:tab/></text:span><text:span text:style-name="T17">int</text:span><text:span text:style-name="T17"> </text:span><text:span text:style-name="T17">amt</text:span><text:span text:style-name="T17">;</text:span></text:p>
      <text:p text:style-name="P11"><text:span text:style-name="T17"><text:tab/><text:tab/></text:span><text:span text:style-name="T17">System</text:span><text:span text:style-name="T17">.</text:span><text:span text:style-name="T17">out</text:span><text:span text:style-name="T17">.</text:span><text:span text:style-name="T17">println</text:span><text:span text:style-name="T17">(</text:span><text:span text:style-name="T17">"Enter Amount U Want to withdraw : "</text:span><text:span text:style-name="T17">);</text:span></text:p>
      <text:p text:style-name="P11"><text:span text:style-name="T17"><text:tab/><text:tab/></text:span><text:span text:style-name="T17">amt</text:span><text:span text:style-name="T17">= </text:span><text:span text:style-name="T17">sb1</text:span><text:span text:style-name="T17">.</text:span><text:span text:style-name="T17">nextInt</text:span><text:span text:style-name="T17">();</text:span></text:p>
      <text:p text:style-name="P11"><text:span text:style-name="T17"><text:tab/><text:tab/></text:span><text:span text:style-name="T17">if</text:span><text:span text:style-name="T17">(</text:span><text:span text:style-name="T17">balance</text:span><text:span text:style-name="T17">&gt;=</text:span><text:span text:style-name="T17">amt</text:span><text:span text:style-name="T17">)</text:span></text:p>
      <text:p text:style-name="P11"><text:span text:style-name="T17"><text:tab/><text:tab/>{ </text:span></text:p>
      <text:p text:style-name="P11"><text:span text:style-name="T17"><text:tab/><text:tab/><text:tab/></text:span><text:span text:style-name="T17">balance</text:span><text:span text:style-name="T17">=</text:span><text:span text:style-name="T17">balance</text:span><text:span text:style-name="T17">-</text:span><text:span text:style-name="T17">amt</text:span><text:span text:style-name="T17">;</text:span></text:p>
      <text:p text:style-name="P11"><text:span text:style-name="T17"><text:tab/><text:tab/><text:tab/></text:span><text:span text:style-name="T17">System</text:span><text:span text:style-name="T17">.</text:span><text:span text:style-name="T17">out</text:span><text:span text:style-name="T17">.</text:span><text:span text:style-name="T17">println</text:span><text:span text:style-name="T17">(</text:span><text:span text:style-name="T17">"Your current balance remains:"</text:span><text:span text:style-name="T17"> +</text:span><text:span text:style-name="T17">balance</text:span><text:span text:style-name="T17">);</text:span></text:p>
      <text:p text:style-name="P11"><text:span text:style-name="T17"><text:tab/><text:tab/>}</text:span></text:p>
      <text:p text:style-name="P11"><text:span text:style-name="T17"><text:tab/><text:tab/></text:span><text:span text:style-name="T17">else</text:span></text:p>
      <text:p text:style-name="P11"><text:span text:style-name="T17"><text:tab/><text:tab/>{</text:span></text:p>
      <text:p text:style-name="P11"><text:span text:style-name="T17"><text:tab/><text:tab/><text:tab/></text:span><text:span text:style-name="T17">System</text:span><text:span text:style-name="T17">.</text:span><text:span text:style-name="T17">out</text:span><text:span text:style-name="T17">.</text:span><text:span text:style-name="T17">println</text:span><text:span text:style-name="T17">(</text:span><text:span text:style-name="T17">"Less Balance..Transaction Failed.."</text:span><text:span text:style-name="T17">);</text:span></text:p>
      <text:p text:style-name="P11"><text:span text:style-name="T17"><text:tab/><text:tab/>}</text:span></text:p>
      <text:p text:style-name="P11"><text:span text:style-name="T17"><text:tab/>}</text:span></text:p>
      <text:p text:style-name="P11"><text:span text:style-name="T17"><text:tab/></text:span></text:p>
      <text:p text:style-name="P11"><text:span text:style-name="T17"><text:tab/></text:span><text:span text:style-name="T17">void</text:span><text:span text:style-name="T17"> </text:span><text:span text:style-name="T17">display</text:span><text:span text:style-name="T17">()</text:span></text:p>
      <text:p text:style-name="P11"><text:span text:style-name="T17"><text:tab/>{</text:span></text:p>
      <text:p text:style-name="P11"><text:span text:style-name="T17"><text:tab/><text:tab/></text:span><text:span text:style-name="T17">System</text:span><text:span text:style-name="T17">.</text:span><text:span text:style-name="T17">out</text:span><text:span text:style-name="T17">.</text:span><text:span text:style-name="T17">println</text:span><text:span text:style-name="T17">(</text:span><text:span text:style-name="T17">"Account Holder Details are:"</text:span><text:span text:style-name="T17">);</text:span></text:p>
      <text:p text:style-name="P11"><text:span text:style-name="T17"><text:tab/><text:tab/></text:span><text:span text:style-name="T17">System</text:span><text:span text:style-name="T17">.</text:span><text:span text:style-name="T17">out</text:span><text:span text:style-name="T17">.</text:span><text:span text:style-name="T17">println</text:span><text:span text:style-name="T17">(</text:span><text:span text:style-name="T17">"Account holder Name is: "</text:span><text:span text:style-name="T17"> +</text:span><text:span text:style-name="T17">name</text:span><text:span text:style-name="T17">);</text:span></text:p>
      <text:p text:style-name="P11"><text:span text:style-name="T17"><text:tab/><text:tab/></text:span><text:span text:style-name="T17">System</text:span><text:span text:style-name="T17">.</text:span><text:span text:style-name="T17">out</text:span><text:span text:style-name="T17">.</text:span><text:span text:style-name="T17">println</text:span><text:span text:style-name="T17">(</text:span><text:span text:style-name="T17">"Account holder balance is: "</text:span><text:span text:style-name="T17"> +</text:span><text:span text:style-name="T17">acc_no</text:span><text:span text:style-name="T17">);</text:span></text:p>
      <text:p text:style-name="P11"><text:span text:style-name="T17"><text:tab/><text:tab/></text:span><text:span text:style-name="T17">System</text:span><text:span text:style-name="T17">.</text:span><text:span text:style-name="T17">out</text:span><text:span text:style-name="T17">.</text:span><text:span text:style-name="T17">println</text:span><text:span text:style-name="T17">(</text:span><text:span text:style-name="T17">"Account holder balance is: "</text:span><text:span text:style-name="T17"> +</text:span><text:span text:style-name="T17">balance</text:span><text:span text:style-name="T17">);</text:span></text:p>
      <text:p text:style-name="P11"><text:span text:style-name="T17"><text:tab/><text:tab/></text:span><text:span text:style-name="T17">System</text:span><text:span text:style-name="T17">.</text:span><text:span text:style-name="T17">out</text:span><text:span text:style-name="T17">.</text:span><text:span text:style-name="T17">print</text:span><text:span text:style-name="T17">(</text:span><text:span text:style-name="T17">"\n"</text:span><text:span text:style-name="T17">);</text:span></text:p>
      <text:p text:style-name="P11"><text:span text:style-name="T17"><text:tab/>}</text:span></text:p>
      <text:p text:style-name="P11"><text:span text:style-name="T17">}</text:span></text:p>
      <text:p text:style-name="P9"/>
      <text:p text:style-name="P11"><text:span text:style-name="T17">class</text:span><text:span text:style-name="T17"> </text:span><text:span text:style-name="T17">current_account</text:span><text:span text:style-name="T17"> </text:span><text:span text:style-name="T17">extends</text:span><text:span text:style-name="T17"> </text:span><text:span text:style-name="T17">account</text:span></text:p>
      <text:p text:style-name="P11"><text:span text:style-name="T17">{</text:span></text:p>
      <text:p text:style-name="P11"><text:span text:style-name="T17"><text:tab/></text:span><text:span text:style-name="T17">Scanner</text:span><text:span text:style-name="T17"> </text:span><text:span text:style-name="T17">sb1</text:span><text:span text:style-name="T17">= </text:span><text:span text:style-name="T17">new</text:span><text:span text:style-name="T17"> </text:span><text:span text:style-name="T17">Scanner</text:span><text:span text:style-name="T17">(</text:span><text:span text:style-name="T17">System</text:span><text:span text:style-name="T17">.</text:span><text:span text:style-name="T17">in</text:span><text:span text:style-name="T17">);</text:span></text:p>
      <text:p text:style-name="P11"><text:span text:style-name="T17"><text:tab/></text:span><text:span text:style-name="T17">void</text:span><text:span text:style-name="T17"> </text:span><text:span text:style-name="T17">display</text:span><text:span text:style-name="T17">()</text:span></text:p>
      <text:p text:style-name="P11"><text:span text:style-name="T17"><text:tab/>{</text:span></text:p>
      <text:p text:style-name="P11"><text:span text:style-name="T17"><text:tab/><text:tab/></text:span><text:span text:style-name="T17">System</text:span><text:span text:style-name="T17">.</text:span><text:span text:style-name="T17">out</text:span><text:span text:style-name="T17">.</text:span><text:span text:style-name="T17">println</text:span><text:span text:style-name="T17">(</text:span><text:span text:style-name="T17">"Account Holder Details are:"</text:span><text:span text:style-name="T17">);</text:span></text:p>
      <text:p text:style-name="P11"><text:span text:style-name="T17"><text:tab/><text:tab/></text:span><text:span text:style-name="T17">System</text:span><text:span text:style-name="T17">.</text:span><text:span text:style-name="T17">out</text:span><text:span text:style-name="T17">.</text:span><text:span text:style-name="T17">println</text:span><text:span text:style-name="T17">(</text:span><text:span text:style-name="T17">"Account holder Name is: "</text:span><text:span text:style-name="T17"> +</text:span><text:span text:style-name="T17">name</text:span><text:span text:style-name="T17">);</text:span></text:p>
      <text:p text:style-name="P11"><text:span text:style-name="T17"><text:tab/><text:tab/></text:span><text:span text:style-name="T17">System</text:span><text:span text:style-name="T17">.</text:span><text:span text:style-name="T17">out</text:span><text:span text:style-name="T17">.</text:span><text:span text:style-name="T17">println</text:span><text:span text:style-name="T17">(</text:span><text:span text:style-name="T17">"Account holder balance is: "</text:span><text:span text:style-name="T17"> +</text:span><text:span text:style-name="T17">acc_no</text:span><text:span text:style-name="T17">);</text:span></text:p>
      <text:p text:style-name="P11"><text:span text:style-name="T17"><text:tab/><text:tab/></text:span><text:span text:style-name="T17">System</text:span><text:span text:style-name="T17">.</text:span><text:span text:style-name="T17">out</text:span><text:span text:style-name="T17">.</text:span><text:span text:style-name="T17">println</text:span><text:span text:style-name="T17">(</text:span><text:span text:style-name="T17">"Account holder balance is: "</text:span><text:span text:style-name="T17"> +</text:span><text:span text:style-name="T17">balance</text:span><text:span text:style-name="T17">);</text:span></text:p>
      <text:p text:style-name="P11"><text:span text:style-name="T17"><text:tab/><text:tab/></text:span><text:span text:style-name="T17">System</text:span><text:span text:style-name="T17">.</text:span><text:span text:style-name="T17">out</text:span><text:span text:style-name="T17">.</text:span><text:span text:style-name="T17">print</text:span><text:span text:style-name="T17">(</text:span><text:span text:style-name="T17">"\n"</text:span><text:span text:style-name="T17">);</text:span></text:p>
      <text:p text:style-name="P11"><text:span text:style-name="T17"><text:tab/>}</text:span></text:p>
      <text:p text:style-name="P11"><text:span text:style-name="T17"><text:tab/></text:span><text:span text:style-name="T17">void</text:span><text:span text:style-name="T17"> </text:span><text:span text:style-name="T17">deposit</text:span><text:span text:style-name="T17">()</text:span></text:p>
      <text:p text:style-name="P11"><text:span text:style-name="T17"><text:tab/>{</text:span></text:p>
      <text:p text:style-name="P11"><text:span text:style-name="T17"><text:tab/><text:tab/></text:span><text:span text:style-name="T17">int</text:span><text:span text:style-name="T17"> </text:span><text:span text:style-name="T17">amt</text:span><text:span text:style-name="T17">;</text:span></text:p>
      <text:p text:style-name="P11"><text:span text:style-name="T17"><text:tab/><text:tab/></text:span><text:span text:style-name="T17">System</text:span><text:span text:style-name="T17">.</text:span><text:span text:style-name="T17">out</text:span><text:span text:style-name="T17">.</text:span><text:span text:style-name="T17">println</text:span><text:span text:style-name="T17">(</text:span><text:span text:style-name="T17">"Enter Amount U Want to Deposit :"</text:span><text:span text:style-name="T17">);</text:span></text:p>
      <text:p text:style-name="P11"><text:span text:style-name="T17"><text:tab/><text:tab/></text:span><text:span text:style-name="T17">amt</text:span><text:span text:style-name="T17">=</text:span><text:span text:style-name="T17">sb1</text:span><text:span text:style-name="T17">.</text:span><text:span text:style-name="T17">nextInt</text:span><text:span text:style-name="T17">();</text:span></text:p>
      <text:p text:style-name="P11"><text:span text:style-name="T17"><text:tab/><text:tab/></text:span><text:span text:style-name="T17">balance</text:span><text:span text:style-name="T17">=</text:span><text:span text:style-name="T17">balance</text:span><text:span text:style-name="T17">+</text:span><text:span text:style-name="T17">amt</text:span><text:span text:style-name="T17">;</text:span></text:p>
      <text:p text:style-name="P11"><text:span text:style-name="T17"><text:tab/>}</text:span></text:p>
      <text:p text:style-name="P11"><text:span text:style-name="T17"><text:tab/></text:span><text:span text:style-name="T17">void</text:span><text:span text:style-name="T17"> </text:span><text:span text:style-name="T17">withdraw</text:span><text:span text:style-name="T17">()</text:span></text:p>
      <text:p text:style-name="P11"><text:span text:style-name="T17"><text:tab/>{</text:span></text:p>
      <text:p text:style-name="P9"/>
      <text:p text:style-name="P11"><text:span text:style-name="T17"><text:tab/><text:tab/></text:span><text:span text:style-name="T17">int</text:span><text:span text:style-name="T17"> </text:span><text:span text:style-name="T17">amt</text:span><text:span text:style-name="T17">;</text:span></text:p>
      <text:p text:style-name="P11"><text:span text:style-name="T17"><text:tab/><text:tab/></text:span><text:span text:style-name="T17">System</text:span><text:span text:style-name="T17">.</text:span><text:span text:style-name="T17">out</text:span><text:span text:style-name="T17">.</text:span><text:span text:style-name="T17">println</text:span><text:span text:style-name="T17">(</text:span><text:span text:style-name="T17">"Enter Amount U Want to withdraw : "</text:span><text:span text:style-name="T17">);</text:span></text:p>
      <text:p text:style-name="P11"><text:span text:style-name="T17"><text:tab/><text:tab/></text:span><text:span text:style-name="T17">amt</text:span><text:span text:style-name="T17">= </text:span><text:span text:style-name="T17">sb1</text:span><text:span text:style-name="T17">.</text:span><text:span text:style-name="T17">nextInt</text:span><text:span text:style-name="T17">();</text:span></text:p>
      <text:p text:style-name="P11"><text:span text:style-name="T17"><text:tab/><text:tab/></text:span><text:span text:style-name="T17">if</text:span><text:span text:style-name="T17">(</text:span><text:span text:style-name="T17">balance</text:span><text:span text:style-name="T17">&gt;=</text:span><text:span text:style-name="T17">amt</text:span><text:span text:style-name="T17">)</text:span></text:p>
      <text:p text:style-name="P11"><text:span text:style-name="T17"><text:tab/><text:tab/>{ </text:span></text:p>
      <text:p text:style-name="P11"><text:span text:style-name="T17"><text:tab/><text:tab/><text:tab/></text:span><text:span text:style-name="T17">balance</text:span><text:span text:style-name="T17">=</text:span><text:span text:style-name="T17">balance</text:span><text:span text:style-name="T17">-</text:span><text:span text:style-name="T17">amt</text:span><text:span text:style-name="T17">;</text:span></text:p>
      <text:p text:style-name="P11"><text:span text:style-name="T17"><text:tab/><text:tab/><text:tab/></text:span><text:span text:style-name="T17">System</text:span><text:span text:style-name="T17">.</text:span><text:span text:style-name="T17">out</text:span><text:span text:style-name="T17">.</text:span><text:span text:style-name="T17">println</text:span><text:span text:style-name="T17">(</text:span><text:span text:style-name="T17">"Your current balance remains:"</text:span><text:span text:style-name="T17"> +</text:span><text:span text:style-name="T17">balance</text:span><text:span text:style-name="T17">);</text:span></text:p>
      <text:p text:style-name="P11"><text:span text:style-name="T17"><text:tab/><text:tab/>}</text:span></text:p>
      <text:p text:style-name="P11"><text:span text:style-name="T17"><text:tab/><text:tab/></text:span><text:span text:style-name="T17">else</text:span></text:p>
      <text:p text:style-name="P11"><text:span text:style-name="T17"><text:tab/><text:tab/>{</text:span></text:p>
      <text:p text:style-name="P11"><text:span text:style-name="T17"><text:tab/><text:tab/><text:tab/></text:span><text:span text:style-name="T17">System</text:span><text:span text:style-name="T17">.</text:span><text:span text:style-name="T17">out</text:span><text:span text:style-name="T17">.</text:span><text:span text:style-name="T17">println</text:span><text:span text:style-name="T17">(</text:span><text:span text:style-name="T17">"Less Balance..Transaction Failed.."</text:span><text:span text:style-name="T17">);</text:span></text:p>
      <text:p text:style-name="P11"><text:span text:style-name="T17"><text:tab/><text:tab/>}</text:span></text:p>
      <text:p text:style-name="P11"><text:span text:style-name="T17"><text:tab/>}</text:span></text:p>
      <text:p text:style-name="P11"><text:soft-page-break/><text:span text:style-name="T17">}</text:span></text:p>
      <text:p text:style-name="P9"/>
      <text:p text:style-name="P11"><text:span text:style-name="T17">public</text:span><text:span text:style-name="T17"> </text:span><text:span text:style-name="T17">class</text:span><text:span text:style-name="T17"> </text:span><text:span text:style-name="T17">main_account</text:span><text:span text:style-name="T17"> {</text:span></text:p>
      <text:p text:style-name="P9"/>
      <text:p text:style-name="P11"><text:span text:style-name="T17"><text:tab/></text:span><text:span text:style-name="T17">public</text:span><text:span text:style-name="T17"> </text:span><text:span text:style-name="T17">static</text:span><text:span text:style-name="T17"> </text:span><text:span text:style-name="T17">void</text:span><text:span text:style-name="T17"> </text:span><text:span text:style-name="T17">main</text:span><text:span text:style-name="T17">(</text:span><text:span text:style-name="T17">String</text:span><text:span text:style-name="T17">[] </text:span><text:span text:style-name="T17">args</text:span><text:span text:style-name="T17">) {</text:span></text:p>
      <text:p text:style-name="P11"><text:span text:style-name="T17"><text:tab/><text:tab/></text:span><text:span text:style-name="T17">Scanner</text:span><text:span text:style-name="T17"> </text:span><text:span text:style-name="T27">s</text:span><text:span text:style-name="T17">= </text:span><text:span text:style-name="T17">new</text:span><text:span text:style-name="T17"> </text:span><text:span text:style-name="T17">Scanner</text:span><text:span text:style-name="T17">(</text:span><text:span text:style-name="T17">System</text:span><text:span text:style-name="T17">.</text:span><text:span text:style-name="T17">in</text:span><text:span text:style-name="T17">);</text:span></text:p>
      <text:p text:style-name="P11"><text:span text:style-name="T17"><text:tab/><text:tab/></text:span><text:span text:style-name="T17">char</text:span><text:span text:style-name="T17"> </text:span><text:span text:style-name="T17">c</text:span><text:span text:style-name="T17">;</text:span></text:p>
      <text:p text:style-name="P11"><text:span text:style-name="T17"><text:tab/><text:tab/></text:span><text:span text:style-name="T17">System</text:span><text:span text:style-name="T17">.</text:span><text:span text:style-name="T17">out</text:span><text:span text:style-name="T17">.</text:span><text:span text:style-name="T17">println</text:span><text:span text:style-name="T17">(</text:span><text:span text:style-name="T17">"Which type of account you want to create??"</text:span><text:span text:style-name="T17">);</text:span></text:p>
      <text:p text:style-name="P11"><text:span text:style-name="T17"><text:tab/><text:tab/></text:span><text:span text:style-name="T17">System</text:span><text:span text:style-name="T17">.</text:span><text:span text:style-name="T17">out</text:span><text:span text:style-name="T17">.</text:span><text:span text:style-name="T17">println</text:span><text:span text:style-name="T17">(</text:span><text:span text:style-name="T17">"press s for savings account and c for current account"</text:span><text:span text:style-name="T17">);</text:span></text:p>
      <text:p text:style-name="P11"><text:span text:style-name="T17"><text:tab/><text:tab/></text:span><text:span text:style-name="T17">c</text:span><text:span text:style-name="T17">= </text:span><text:span text:style-name="T17">s</text:span><text:span text:style-name="T17">.</text:span><text:span text:style-name="T17">next</text:span><text:span text:style-name="T17">().</text:span><text:span text:style-name="T17">charAt</text:span><text:span text:style-name="T17">(</text:span><text:span text:style-name="T17">0</text:span><text:span text:style-name="T17">);</text:span></text:p>
      <text:p text:style-name="P11"><text:span text:style-name="T17"><text:tab/><text:tab/></text:span><text:span text:style-name="T17">if</text:span><text:span text:style-name="T17">(</text:span><text:span text:style-name="T17">c</text:span><text:span text:style-name="T17">==</text:span><text:span text:style-name="T17">'s'</text:span><text:span text:style-name="T17">)</text:span></text:p>
      <text:p text:style-name="P11"><text:span text:style-name="T17"><text:tab/><text:tab/>{</text:span></text:p>
      <text:p text:style-name="P11"><text:span text:style-name="T17"><text:tab/><text:tab/><text:tab/></text:span><text:span text:style-name="T17">sb_Account</text:span><text:span text:style-name="T17"> </text:span><text:span text:style-name="T17">sb</text:span><text:span text:style-name="T17">= </text:span><text:span text:style-name="T17">new</text:span><text:span text:style-name="T17"> </text:span><text:span text:style-name="T17">sb_Account</text:span><text:span text:style-name="T17">();</text:span></text:p>
      <text:p text:style-name="P11"><text:span text:style-name="T17"><text:tab/><text:tab/><text:tab/></text:span><text:span text:style-name="T17">sb</text:span><text:span text:style-name="T17">.</text:span><text:span text:style-name="T17">open_account</text:span><text:span text:style-name="T17">();</text:span></text:p>
      <text:p text:style-name="P11"><text:span text:style-name="T17"><text:tab/><text:tab/><text:tab/></text:span><text:span text:style-name="T17">sb</text:span><text:span text:style-name="T17">.</text:span><text:span text:style-name="T17">display</text:span><text:span text:style-name="T17">();</text:span></text:p>
      <text:p text:style-name="P11"><text:span text:style-name="T17"><text:tab/><text:tab/><text:tab/></text:span><text:span text:style-name="T17">int</text:span><text:span text:style-name="T17"> </text:span><text:span text:style-name="T17">ch</text:span><text:span text:style-name="T17">;</text:span></text:p>
      <text:p text:style-name="P11"><text:span text:style-name="T17"><text:tab/><text:tab/><text:tab/></text:span><text:span text:style-name="T17">do</text:span></text:p>
      <text:p text:style-name="P11"><text:span text:style-name="T17"><text:tab/><text:tab/><text:tab/>{</text:span></text:p>
      <text:p text:style-name="P11"><text:span text:style-name="T17"><text:tab/><text:tab/><text:tab/><text:tab/></text:span><text:span text:style-name="T17">System</text:span><text:span text:style-name="T17">.</text:span><text:span text:style-name="T17">out</text:span><text:span text:style-name="T17">.</text:span><text:span text:style-name="T17">println</text:span><text:span text:style-name="T17">(</text:span><text:span text:style-name="T17">"Main menu:\n1: deposit\n 2.withdraw \n3.check_balance\n4.exit"</text:span><text:span text:style-name="T17">);</text:span></text:p>
      <text:p text:style-name="P11"><text:span text:style-name="T17"><text:tab/><text:tab/><text:tab/><text:tab/></text:span><text:span text:style-name="T17">ch</text:span><text:span text:style-name="T17">= </text:span><text:span text:style-name="T17">s</text:span><text:span text:style-name="T17">.</text:span><text:span text:style-name="T17">nextInt</text:span><text:span text:style-name="T17">();</text:span></text:p>
      <text:p text:style-name="P11"><text:span text:style-name="T17"><text:tab/><text:tab/><text:tab/><text:tab/></text:span><text:span text:style-name="T17">System</text:span><text:span text:style-name="T17">.</text:span><text:span text:style-name="T17">out</text:span><text:span text:style-name="T17">.</text:span><text:span text:style-name="T17">print</text:span><text:span text:style-name="T17">(</text:span><text:span text:style-name="T17">"\n"</text:span><text:span text:style-name="T17">);</text:span></text:p>
      <text:p text:style-name="P11"><text:span text:style-name="T17"><text:tab/><text:tab/><text:tab/><text:tab/></text:span><text:span text:style-name="T17">switch</text:span><text:span text:style-name="T17">(</text:span><text:span text:style-name="T17">ch</text:span><text:span text:style-name="T17">)</text:span></text:p>
      <text:p text:style-name="P11"><text:span text:style-name="T17"><text:tab/><text:tab/><text:tab/><text:tab/>{</text:span></text:p>
      <text:p text:style-name="P11"><text:span text:style-name="T17"><text:tab/><text:tab/><text:tab/><text:tab/><text:tab/></text:span><text:span text:style-name="T17">case</text:span><text:span text:style-name="T17"> </text:span><text:span text:style-name="T17">1</text:span><text:span text:style-name="T17">:</text:span></text:p>
      <text:p text:style-name="P11"><text:span text:style-name="T17"><text:tab/><text:tab/><text:tab/><text:tab/><text:tab/><text:tab/></text:span><text:span text:style-name="T17">sb</text:span><text:span text:style-name="T17">.</text:span><text:span text:style-name="T17">deposit</text:span><text:span text:style-name="T17">();</text:span></text:p>
      <text:p text:style-name="P11"><text:span text:style-name="T17"><text:tab/><text:tab/><text:tab/><text:tab/><text:tab/><text:tab/></text:span><text:span text:style-name="T17">break</text:span><text:span text:style-name="T17">;</text:span></text:p>
      <text:p text:style-name="P11"><text:span text:style-name="T17"><text:tab/><text:tab/><text:tab/><text:tab/><text:tab/></text:span><text:span text:style-name="T17">case</text:span><text:span text:style-name="T17"> </text:span><text:span text:style-name="T17">2</text:span><text:span text:style-name="T17">:</text:span></text:p>
      <text:p text:style-name="P11"><text:span text:style-name="T17"><text:tab/><text:tab/><text:tab/><text:tab/><text:tab/><text:tab/></text:span><text:span text:style-name="T17">sb</text:span><text:span text:style-name="T17">.</text:span><text:span text:style-name="T17">withdraw</text:span><text:span text:style-name="T17">();</text:span></text:p>
      <text:p text:style-name="P11"><text:span text:style-name="T17"><text:tab/><text:tab/><text:tab/><text:tab/><text:tab/><text:tab/></text:span><text:span text:style-name="T17">break</text:span><text:span text:style-name="T17">;</text:span></text:p>
      <text:p text:style-name="P11"><text:span text:style-name="T17"><text:tab/><text:tab/><text:tab/><text:tab/><text:tab/></text:span><text:span text:style-name="T17">case</text:span><text:span text:style-name="T17"> </text:span><text:span text:style-name="T17">3</text:span><text:span text:style-name="T17">:</text:span></text:p>
      <text:p text:style-name="P11"><text:span text:style-name="T17"><text:tab/><text:tab/><text:tab/><text:tab/><text:tab/><text:tab/></text:span><text:span text:style-name="T17">sb</text:span><text:span text:style-name="T17">.</text:span><text:span text:style-name="T17">display</text:span><text:span text:style-name="T17">();</text:span></text:p>
      <text:p text:style-name="P11"><text:span text:style-name="T17"><text:tab/><text:tab/><text:tab/><text:tab/><text:tab/><text:tab/></text:span><text:span text:style-name="T17">break</text:span><text:span text:style-name="T17">;</text:span></text:p>
      <text:p text:style-name="P11"><text:span text:style-name="T17"><text:tab/><text:tab/><text:tab/><text:tab/><text:tab/></text:span><text:span text:style-name="T17">case</text:span><text:span text:style-name="T17"> </text:span><text:span text:style-name="T17">4</text:span><text:span text:style-name="T17">:</text:span></text:p>
      <text:p text:style-name="P11"><text:span text:style-name="T17"><text:tab/><text:tab/><text:tab/><text:tab/><text:tab/><text:tab/></text:span><text:span text:style-name="T17">System</text:span><text:span text:style-name="T17">.</text:span><text:span text:style-name="T17">out</text:span><text:span text:style-name="T17">.</text:span><text:span text:style-name="T17">println</text:span><text:span text:style-name="T17">(</text:span><text:span text:style-name="T17">"Good Bye.."</text:span><text:span text:style-name="T17">);</text:span></text:p>
      <text:p text:style-name="P11"><text:span text:style-name="T17"><text:tab/><text:tab/><text:tab/><text:tab/><text:tab/><text:tab/></text:span><text:span text:style-name="T17">break</text:span><text:span text:style-name="T17">;</text:span></text:p>
      <text:p text:style-name="P11"><text:span text:style-name="T17"><text:tab/><text:tab/><text:tab/><text:tab/><text:tab/></text:span><text:span text:style-name="T17">default</text:span><text:span text:style-name="T17"> :</text:span></text:p>
      <text:p text:style-name="P11"><text:span text:style-name="T17"><text:tab/><text:tab/><text:tab/><text:tab/><text:tab/><text:tab/></text:span><text:span text:style-name="T17">System</text:span><text:span text:style-name="T17">.</text:span><text:span text:style-name="T17">out</text:span><text:span text:style-name="T17">.</text:span><text:span text:style-name="T17">println</text:span><text:span text:style-name="T17">(</text:span><text:span text:style-name="T17">"invalid choice...."</text:span><text:span text:style-name="T17">);</text:span></text:p>
      <text:p text:style-name="P11"><text:span text:style-name="T17"><text:tab/><text:tab/><text:tab/><text:tab/>}</text:span></text:p>
      <text:p text:style-name="P11"><text:span text:style-name="T17"><text:tab/><text:tab/><text:tab/><text:tab/><text:tab/></text:span></text:p>
      <text:p text:style-name="P11"><text:span text:style-name="T17"><text:tab/><text:tab/><text:tab/>}</text:span><text:span text:style-name="T17">while</text:span><text:span text:style-name="T17">(</text:span><text:span text:style-name="T17">ch</text:span><text:span text:style-name="T17">!=</text:span><text:span text:style-name="T17">4</text:span><text:span text:style-name="T17">);</text:span></text:p>
      <text:p text:style-name="P11"><text:span text:style-name="T17"><text:tab/><text:tab/><text:tab/></text:span></text:p>
      <text:p text:style-name="P11"><text:span text:style-name="T17"><text:tab/><text:tab/><text:tab/></text:span></text:p>
      <text:p text:style-name="P11"><text:span text:style-name="T17"><text:tab/><text:tab/>}</text:span></text:p>
      <text:p text:style-name="P11"><text:span text:style-name="T17"><text:tab/><text:tab/></text:span></text:p>
      <text:p text:style-name="P11"><text:span text:style-name="T17"><text:tab/><text:tab/></text:span><text:span text:style-name="T17">if</text:span><text:span text:style-name="T17">(</text:span><text:span text:style-name="T17">c</text:span><text:span text:style-name="T17">==</text:span><text:span text:style-name="T17">'c'</text:span><text:span text:style-name="T17">)</text:span></text:p>
      <text:p text:style-name="P11"><text:span text:style-name="T17"><text:tab/><text:tab/>{</text:span></text:p>
      <text:p text:style-name="P11"><text:span text:style-name="T17"><text:tab/><text:tab/><text:tab/></text:span><text:span text:style-name="T17">current_account</text:span><text:span text:style-name="T17"> </text:span><text:span text:style-name="T17">ca</text:span><text:span text:style-name="T17">= </text:span><text:span text:style-name="T17">new</text:span><text:span text:style-name="T17"> </text:span><text:span text:style-name="T17">current_account</text:span><text:span text:style-name="T17">();</text:span></text:p>
      <text:p text:style-name="P11"><text:span text:style-name="T17"><text:tab/><text:tab/><text:tab/></text:span><text:span text:style-name="T17">ca</text:span><text:span text:style-name="T17">.</text:span><text:span text:style-name="T17">open_account</text:span><text:span text:style-name="T17">();</text:span></text:p>
      <text:p text:style-name="P11"><text:span text:style-name="T17"><text:tab/><text:tab/><text:tab/></text:span><text:span text:style-name="T17">ca</text:span><text:span text:style-name="T17">.</text:span><text:span text:style-name="T17">display</text:span><text:span text:style-name="T17">();</text:span></text:p>
      <text:p text:style-name="P11"><text:span text:style-name="T17"><text:tab/><text:tab/><text:tab/></text:span></text:p>
      <text:p text:style-name="P11"><text:span text:style-name="T17"><text:tab/><text:tab/><text:tab/></text:span><text:span text:style-name="T17">int</text:span><text:span text:style-name="T17"> </text:span><text:span text:style-name="T17">ch</text:span><text:span text:style-name="T17">;</text:span></text:p>
      <text:p text:style-name="P11"><text:span text:style-name="T17"><text:tab/><text:tab/><text:tab/></text:span><text:span text:style-name="T17">do</text:span></text:p>
      <text:p text:style-name="P11"><text:span text:style-name="T17"><text:tab/><text:tab/><text:tab/>{</text:span></text:p>
      <text:p text:style-name="P11"><text:span text:style-name="T17"><text:tab/><text:tab/><text:tab/><text:tab/></text:span><text:span text:style-name="T17">System</text:span><text:span text:style-name="T17">.</text:span><text:span text:style-name="T17">out</text:span><text:span text:style-name="T17">.</text:span><text:span text:style-name="T17">println</text:span><text:span text:style-name="T17">(</text:span><text:span text:style-name="T17">"Main menu:\n1: deposit\n 2.withdraw \n3.check_balance\n4.exit"</text:span><text:span text:style-name="T17">);</text:span></text:p>
      <text:p text:style-name="P11"><text:span text:style-name="T17"><text:tab/><text:tab/><text:tab/><text:tab/></text:span><text:span text:style-name="T17">ch</text:span><text:span text:style-name="T17">= </text:span><text:span text:style-name="T17">s</text:span><text:span text:style-name="T17">.</text:span><text:span text:style-name="T17">nextInt</text:span><text:span text:style-name="T17">();</text:span></text:p>
      <text:p text:style-name="P11"><text:span text:style-name="T17"><text:tab/><text:tab/><text:tab/><text:tab/></text:span><text:span text:style-name="T28">switch</text:span><text:span text:style-name="T17">(</text:span><text:span text:style-name="T17">ch</text:span><text:span text:style-name="T17">)</text:span></text:p>
      <text:p text:style-name="P11"><text:span text:style-name="T17"><text:tab/><text:tab/><text:tab/><text:tab/>{</text:span></text:p>
      <text:p text:style-name="P11"><text:span text:style-name="T17"><text:tab/><text:tab/><text:tab/><text:tab/><text:tab/></text:span><text:span text:style-name="T17">case</text:span><text:span text:style-name="T17"> </text:span><text:span text:style-name="T17">1</text:span><text:span text:style-name="T17">:</text:span></text:p>
      <text:p text:style-name="P11"><text:span text:style-name="T17"><text:tab/><text:tab/><text:tab/><text:tab/><text:tab/><text:tab/></text:span><text:span text:style-name="T17">ca</text:span><text:span text:style-name="T17">.</text:span><text:span text:style-name="T17">deposit</text:span><text:span text:style-name="T17">();</text:span></text:p>
      <text:p text:style-name="P11"><text:soft-page-break/><text:span text:style-name="T17"><text:tab/><text:tab/><text:tab/><text:tab/><text:tab/><text:tab/></text:span><text:span text:style-name="T17">break</text:span><text:span text:style-name="T17">;</text:span></text:p>
      <text:p text:style-name="P11"><text:span text:style-name="T17"><text:tab/><text:tab/><text:tab/><text:tab/><text:tab/></text:span><text:span text:style-name="T17">case</text:span><text:span text:style-name="T17"> </text:span><text:span text:style-name="T17">2</text:span><text:span text:style-name="T17">:</text:span></text:p>
      <text:p text:style-name="P11"><text:span text:style-name="T17"><text:tab/><text:tab/><text:tab/><text:tab/><text:tab/><text:tab/></text:span><text:span text:style-name="T17">ca</text:span><text:span text:style-name="T17">.</text:span><text:span text:style-name="T17">withdraw</text:span><text:span text:style-name="T17">();</text:span></text:p>
      <text:p text:style-name="P11"><text:span text:style-name="T17"><text:tab/><text:tab/><text:tab/><text:tab/><text:tab/><text:tab/></text:span><text:span text:style-name="T17">break</text:span><text:span text:style-name="T17">;</text:span></text:p>
      <text:p text:style-name="P11"><text:span text:style-name="T17"><text:tab/><text:tab/><text:tab/><text:tab/><text:tab/></text:span><text:span text:style-name="T17">case</text:span><text:span text:style-name="T17"> </text:span><text:span text:style-name="T17">3</text:span><text:span text:style-name="T17">:</text:span></text:p>
      <text:p text:style-name="P11"><text:span text:style-name="T17"><text:tab/><text:tab/><text:tab/><text:tab/><text:tab/><text:tab/></text:span><text:span text:style-name="T17">ca</text:span><text:span text:style-name="T17">.</text:span><text:span text:style-name="T17">display</text:span><text:span text:style-name="T17">();</text:span></text:p>
      <text:p text:style-name="P11"><text:span text:style-name="T17"><text:tab/><text:tab/><text:tab/><text:tab/><text:tab/><text:tab/></text:span><text:span text:style-name="T17">break</text:span><text:span text:style-name="T17">;</text:span></text:p>
      <text:p text:style-name="P11"><text:span text:style-name="T17"><text:tab/><text:tab/><text:tab/><text:tab/><text:tab/></text:span><text:span text:style-name="T17">case</text:span><text:span text:style-name="T17"> </text:span><text:span text:style-name="T17">4</text:span><text:span text:style-name="T17">:</text:span></text:p>
      <text:p text:style-name="P11"><text:span text:style-name="T17"><text:tab/><text:tab/><text:tab/><text:tab/><text:tab/><text:tab/></text:span><text:span text:style-name="T17">System</text:span><text:span text:style-name="T17">.</text:span><text:span text:style-name="T17">out</text:span><text:span text:style-name="T17">.</text:span><text:span text:style-name="T17">println</text:span><text:span text:style-name="T17">(</text:span><text:span text:style-name="T17">"Good Bye.."</text:span><text:span text:style-name="T17">);</text:span></text:p>
      <text:p text:style-name="P11"><text:span text:style-name="T17"><text:tab/><text:tab/><text:tab/><text:tab/><text:tab/><text:tab/></text:span><text:span text:style-name="T17">break</text:span><text:span text:style-name="T17">;</text:span></text:p>
      <text:p text:style-name="P11"><text:span text:style-name="T17"><text:tab/><text:tab/><text:tab/><text:tab/><text:tab/></text:span><text:span text:style-name="T17">default</text:span><text:span text:style-name="T17"> :</text:span></text:p>
      <text:p text:style-name="P11"><text:span text:style-name="T17"><text:tab/><text:tab/><text:tab/><text:tab/><text:tab/><text:tab/></text:span><text:span text:style-name="T17">System</text:span><text:span text:style-name="T17">.</text:span><text:span text:style-name="T17">out</text:span><text:span text:style-name="T17">.</text:span><text:span text:style-name="T17">println</text:span><text:span text:style-name="T17">(</text:span><text:span text:style-name="T17">"invalid choice...."</text:span><text:span text:style-name="T17">);</text:span></text:p>
      <text:p text:style-name="P11"><text:span text:style-name="T17"><text:tab/><text:tab/><text:tab/><text:tab/></text:span><text:span text:style-name="T28">}</text:span></text:p>
      <text:p text:style-name="P11"><text:span text:style-name="T17"><text:tab/><text:tab/><text:tab/><text:tab/><text:tab/></text:span></text:p>
      <text:p text:style-name="P11"><text:span text:style-name="T17"><text:tab/><text:tab/><text:tab/>}</text:span><text:span text:style-name="T17">while</text:span><text:span text:style-name="T17">(</text:span><text:span text:style-name="T17">ch</text:span><text:span text:style-name="T17">!=</text:span><text:span text:style-name="T17">4</text:span><text:span text:style-name="T17">);</text:span></text:p>
      <text:p text:style-name="P11"><text:span text:style-name="T17"><text:tab/><text:tab/>}</text:span></text:p>
      <text:p text:style-name="P11"><text:span text:style-name="T17"><text:tab/>}</text:span></text:p>
      <text:p text:style-name="P9"/>
      <text:p text:style-name="P11"><text:span text:style-name="T17">}</text:span></text:p>
      <text:p text:style-name="P3"/>
      <text:p text:style-name="P8">output:</text:p>
      <text:p text:style-name="P3"/>
      <text:p text:style-name="P7"><text:span text:style-name="T30">Which type of account you want to create??</text:span></text:p>
      <text:p text:style-name="P12"><text:span text:style-name="T30">press s for savings account and c for current account</text:span></text:p>
      <text:p text:style-name="P12"><text:span text:style-name="T30">s</text:span></text:p>
      <text:p text:style-name="P12"><text:span text:style-name="T30">enter name for account</text:span></text:p>
      <text:p text:style-name="P12"><text:span text:style-name="T30">Tanuja Shinde</text:span></text:p>
      <text:p text:style-name="P12"><text:span text:style-name="T30">enter Account number</text:span></text:p>
      <text:p text:style-name="P12"><text:span text:style-name="T30">10102</text:span></text:p>
      <text:p text:style-name="P12"><text:span text:style-name="T30">Enter account opening balance</text:span></text:p>
      <text:p text:style-name="P12"><text:span text:style-name="T30">600</text:span></text:p>
      <text:p text:style-name="P12"><text:span text:style-name="T30">Account Holder Details are:</text:span></text:p>
      <text:p text:style-name="P12"><text:span text:style-name="T30">Account holder Name is: Tanuja Shinde</text:span></text:p>
      <text:p text:style-name="P12"><text:span text:style-name="T30">Account holder balance is: 10102</text:span></text:p>
      <text:p text:style-name="P12"><text:span text:style-name="T30">Account holder balance is: 600</text:span></text:p>
      <text:p text:style-name="P10"/>
      <text:p text:style-name="P12"><text:span text:style-name="T30">Main menu:</text:span></text:p>
      <text:p text:style-name="P12"><text:span text:style-name="T30">1: deposit</text:span></text:p>
      <text:p text:style-name="P12"><text:span text:style-name="T30"><text:s/>2.withdraw </text:span></text:p>
      <text:p text:style-name="P12"><text:span text:style-name="T30">3.check_balance</text:span></text:p>
      <text:p text:style-name="P12"><text:span text:style-name="T30">4.exit</text:span></text:p>
      <text:p text:style-name="P12"><text:span text:style-name="T30">1</text:span></text:p>
      <text:p text:style-name="P10"/>
      <text:p text:style-name="P12"><text:span text:style-name="T30">Enter Amount U Want to Deposit : </text:span></text:p>
      <text:p text:style-name="P12"><text:span text:style-name="T30">500</text:span></text:p>
      <text:p text:style-name="P12"><text:span text:style-name="T30">Main menu:</text:span></text:p>
      <text:p text:style-name="P12"><text:span text:style-name="T30">1: deposit</text:span></text:p>
      <text:p text:style-name="P12"><text:span text:style-name="T30"><text:s/>2.withdraw </text:span></text:p>
      <text:p text:style-name="P12"><text:span text:style-name="T30">3.check_balance</text:span></text:p>
      <text:p text:style-name="P12"><text:span text:style-name="T30">4.exit</text:span></text:p>
      <text:p text:style-name="P12"><text:span text:style-name="T30">3</text:span></text:p>
      <text:p text:style-name="P10"/>
      <text:p text:style-name="P12"><text:span text:style-name="T30">Account Holder Details are:</text:span></text:p>
      <text:p text:style-name="P12"><text:span text:style-name="T30">Account holder Name is: Tanuja Shinde</text:span></text:p>
      <text:p text:style-name="P12"><text:span text:style-name="T30">Account holder balance is: 10102</text:span></text:p>
      <text:p text:style-name="P12"><text:span text:style-name="T30">Account holder balance is: 1100</text:span></text:p>
      <text:p text:style-name="P10"/>
      <text:p text:style-name="P12"><text:span text:style-name="T30">Main menu:</text:span></text:p>
      <text:p text:style-name="P12"><text:span text:style-name="T30">1: deposit</text:span></text:p>
      <text:p text:style-name="P12"><text:span text:style-name="T30"><text:s/>2.withdraw </text:span></text:p>
      <text:p text:style-name="P12"><text:span text:style-name="T30">3.check_balance</text:span></text:p>
      <text:p text:style-name="P12"><text:span text:style-name="T30">4.exit</text:span></text:p>
      <text:p text:style-name="P12"><text:span text:style-name="T30">2</text:span></text:p>
      <text:p text:style-name="P10"/>
      <text:p text:style-name="P12"><text:span text:style-name="T30">Enter Amount U Want to withdraw : </text:span></text:p>
      <text:p text:style-name="P12"><text:soft-page-break/><text:span text:style-name="T30">600</text:span></text:p>
      <text:p text:style-name="P12"><text:span text:style-name="T30">Your current balance remains:500</text:span></text:p>
      <text:p text:style-name="P12"><text:span text:style-name="T30">Main menu:</text:span></text:p>
      <text:p text:style-name="P12"><text:span text:style-name="T30">1: deposit</text:span></text:p>
      <text:p text:style-name="P12"><text:span text:style-name="T30"><text:s/>2.withdraw </text:span></text:p>
      <text:p text:style-name="P12"><text:span text:style-name="T30">3.check_balance</text:span></text:p>
      <text:p text:style-name="P12"><text:span text:style-name="T30">4.exit</text:span></text:p>
      <text:p text:style-name="P12"><text:span text:style-name="T30">4</text:span></text:p>
      <text:p text:style-name="P10"/>
      <text:p text:style-name="P7"><text:span text:style-name="T30">Good Bye.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2:38:39.950666471</meta:creation-date>
    <dc:date>2020-04-10T12:45:12.257298672</dc:date>
    <meta:editing-duration>PT6M33S</meta:editing-duration>
    <meta:editing-cycles>1</meta:editing-cycles>
    <meta:document-statistic meta:table-count="0" meta:image-count="0" meta:object-count="0" meta:page-count="5" meta:paragraph-count="230" meta:word-count="626" meta:character-count="5194" meta:non-whitespace-character-count="4285"/>
    <meta:generator>LibreOffice/6.0.7.3$Linux_X86_64 LibreOffice_project/00m0$Build-3</meta:generator>
  </office:meta>
</office:document-meta>
</file>